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e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drupal.org/forum/support/module-development-and-code-questions/2019-03-12/how-to-pass-variable-to-controllerphp" text:style-name="Internet_20_link" text:visited-style-name="Visited_20_Internet_20_Link">https://www.drupal.org/forum/support/module-development-and-code-questions/2019-03-12/how-to-pass-variable-to-controllerphp</text:a></text:p>
      <text:p text:style-name="P1"><text:line-break/><text:a xlink:type="simple" xlink:href="https://drupal.stackexchange.com/questions/248256/how-can-i-pass-javascript-variables-back-to-php-controller-in-drupal-8" office:target-frame-name="_blank" xlink:show="new" text:style-name="Internet_20_link" text:visited-style-name="Visited_20_Internet_20_Link">https://drupal.stackexchange.com/questions/248256/how-can-i-pass-javascript-variables-back-to-php-controller-in-drupal-8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09:06:22.543628919</meta:creation-date>
    <dc:date>2021-07-19T09:07:19.496564090</dc:date>
    <meta:editing-duration>PT57S</meta:editing-duration>
    <meta:editing-cycles>1</meta:editing-cycles>
    <meta:document-statistic meta:table-count="0" meta:image-count="0" meta:object-count="0" meta:page-count="1" meta:paragraph-count="2" meta:word-count="2" meta:character-count="244" meta:non-whitespace-character-count="243"/>
    <meta:generator>LibreOffice/6.1.5.2$Linux_X86_64 LibreOffice_project/10$Build-2</meta:generator>
  </office:meta>
</office:document-meta>
</file>